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793ce" officeooo:paragraph-rsid="001793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4.1. Busca 3 ejemplos reales de extranets. Identifica que servicios ofrecen.</text:p>
      <text:p text:style-name="Standard"/>
      <text:list xml:id="list1310104789" text:style-name="L1">
        <text:list-item>
          <text:p text:style-name="P2">campus virtual de una Universidad (http://bb.unizar.es)</text:p>
        </text:list-item>
        <text:list-item>
          <text:p text:style-name="P2">Mapfre (https://extranet.mapfre.com).</text:p>
        </text:list-item>
        <text:list-item>
          <text:p text:style-name="P3">vp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8T16:02:03.036060220</meta:creation-date>
    <dc:date>2019-10-08T16:35:48.156849580</dc:date>
    <dc:creator>I116-05 </dc:creator>
    <meta:editing-duration>PT9M4S</meta:editing-duration>
    <meta:editing-cycles>1</meta:editing-cycles>
    <meta:document-statistic meta:table-count="0" meta:image-count="0" meta:object-count="0" meta:page-count="1" meta:paragraph-count="4" meta:word-count="23" meta:character-count="176" meta:non-whitespace-character-count="160"/>
    <meta:generator>LibreOffice/6.0.4.1$Linux_X86_64 LibreOffice_project/00m0$Build-1</meta:generator>
  </office:meta>
</office:document-meta>
</file>